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500000133186EAF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7.878cm" fo:min-width="3.86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textarea-horizontal-align="justify" draw:textarea-vertical-align="top" draw:auto-grow-height="false" fo:min-height="1.874cm" fo:min-width="1.396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.874cm" fo:min-width="1.396cm" draw:shadow="hidden" loext:decorative="false"/>
    </style:style>
    <style:style style:name="gr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055cm" fo:min-width="0.516cm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8" style:family="graphic" style:parent-style-name="standard">
      <style:graphic-properties draw:stroke="none" draw:fill-color="#ff8000" draw:textarea-horizontal-align="justify" draw:textarea-vertical-align="top" draw:auto-grow-height="false" fo:min-height="1.874cm" fo:min-width="1.396cm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5983b0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start" style:writing-mode="lr-tb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start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/>
      <style:paragraph-properties fo:text-align="start" style:writing-mode="lr-tb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8000"/>
      <style:paragraph-properties fo:text-align="start" style:writing-mode="lr-tb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69cm" svg:height="8.128cm" svg:x="15.435cm" svg:y="4.44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956cm" svg:height="2.184cm" svg:x="15.562cm" svg:y="4.712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5.664cm" svg:y="5.283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5.443cm" svg:y="4.853cm">
            <text:p text:style-name="P3"><text:span text:style-name="T1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5cm" svg:height="0.229cm" svg:x="16.888cm" svg:y="4.8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6" draw:layer="layout" svg:x1="17.015cm" svg:y1="5.005cm" svg:x2="17.261cm" svg:y2="5.005cm">
            <text:p/>
          </draw:line>
        </draw:g>
        <draw:g draw:style-name="gr2">
          <draw:custom-shape draw:style-name="gr8" draw:text-style-name="P7" draw:layer="layout" svg:width="1.956cm" svg:height="2.184cm" svg:x="15.562cm" svg:y="10.12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5.664cm" svg:y="10.694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5.443cm" svg:y="10.264cm">
            <text:p text:style-name="P3"><text:span text:style-name="T1">A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5cm" svg:height="0.229cm" svg:x="16.888cm" svg:y="10.3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6" draw:layer="layout" svg:x1="16.96cm" svg:y1="10.402cm" svg:x2="17.316cm" svg:y2="10.402cm">
            <text:p/>
          </draw:line>
        </draw:g>
        <draw:g draw:style-name="gr2">
          <draw:custom-shape draw:style-name="gr3" draw:text-style-name="P2" draw:layer="layout" svg:width="1.956cm" svg:height="2.184cm" svg:x="17.721cm" svg:y="4.712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7.823cm" svg:y="5.283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7.602cm" svg:y="4.853cm">
            <text:p text:style-name="P3"><text:span text:style-name="T1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0.5cm" svg:height="0.229cm" svg:x="19.047cm" svg:y="4.8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6" draw:layer="layout" svg:x1="19.174cm" svg:y1="5.005cm" svg:x2="19.42cm" svg:y2="5.005cm">
            <text:p/>
          </draw:line>
        </draw:g>
        <draw:g draw:style-name="gr2">
          <draw:custom-shape draw:style-name="gr3" draw:text-style-name="P2" draw:layer="layout" svg:width="1.956cm" svg:height="2.184cm" svg:x="15.562cm" svg:y="7.4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5.664cm" svg:y="8.001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5.443cm" svg:y="7.571cm">
            <text:p text:style-name="P3"><text:span text:style-name="T1">C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0.5cm" svg:height="0.229cm" svg:x="16.888cm" svg:y="7.6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6" draw:layer="layout" svg:x1="17.015cm" svg:y1="7.723cm" svg:x2="17.261cm" svg:y2="7.723cm">
            <text:p/>
          </draw:line>
        </draw:g>
        <draw:g draw:style-name="gr2">
          <draw:custom-shape draw:style-name="gr3" draw:text-style-name="P2" draw:layer="layout" svg:width="1.956cm" svg:height="2.184cm" svg:x="17.721cm" svg:y="7.4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7.823cm" svg:y="8.001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7.602cm" svg:y="7.571cm">
            <text:p text:style-name="P3"><text:span text:style-name="T1">C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5cm" svg:height="0.229cm" svg:x="19.047cm" svg:y="7.6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6" draw:layer="layout" svg:x1="19.174cm" svg:y1="7.723cm" svg:x2="19.42cm" svg:y2="7.723cm">
            <text:p/>
          </draw:line>
        </draw:g>
        <draw:g draw:style-name="gr2">
          <draw:custom-shape draw:style-name="gr8" draw:text-style-name="P7" draw:layer="layout" svg:width="1.956cm" svg:height="2.184cm" svg:x="17.721cm" svg:y="10.12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7.823cm" svg:y="10.694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7.602cm" svg:y="10.264cm">
            <text:p text:style-name="P3"><text:span text:style-name="T1">A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5" draw:layer="layout" svg:width="0.5cm" svg:height="0.229cm" svg:x="19.047cm" svg:y="10.3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19.119cm" svg:y1="10.402cm" svg:x2="19.475cm" svg:y2="10.402cm">
            <text:p/>
          </draw:line>
        </draw:g>
        <draw:frame draw:style-name="gr19" draw:text-style-name="P8" draw:layer="layout" svg:width="4.365cm" svg:height="8.122cm" svg:x="15.436cm" svg:y="4.449cm">
          <draw:image xlink:href="Pictures/10000001000000A500000133186EAFDA.png" xlink:type="simple" xlink:show="embed" xlink:actuate="onLoad" draw:mime-type="image/png">
            <text:p/>
          </draw:image>
        </draw:frame>
        <draw:custom-shape draw:style-name="gr1" draw:text-style-name="P1" draw:layer="layout" svg:width="4.369cm" svg:height="8.128cm" svg:x="15.435cm" svg:y="4.44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956cm" svg:height="2.184cm" svg:x="15.562cm" svg:y="5.012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5.664cm" svg:y="5.583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5.443cm" svg:y="5.153cm">
            <text:p text:style-name="P3"><text:span text:style-name="T1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5cm" svg:height="0.229cm" svg:x="16.888cm" svg:y="5.1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6" draw:layer="layout" svg:x1="17.015cm" svg:y1="5.305cm" svg:x2="17.261cm" svg:y2="5.305cm">
            <text:p/>
          </draw:line>
        </draw:g>
        <draw:g draw:style-name="gr2">
          <draw:custom-shape draw:style-name="gr8" draw:text-style-name="P7" draw:layer="layout" svg:width="1.956cm" svg:height="2.184cm" svg:x="15.562cm" svg:y="9.82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5.664cm" svg:y="10.394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5.443cm" svg:y="9.964cm">
            <text:p text:style-name="P3"><text:span text:style-name="T1">A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5cm" svg:height="0.229cm" svg:x="16.888cm" svg:y="10.0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3" draw:text-style-name="P6" draw:layer="layout" svg:x1="16.96cm" svg:y1="10.102cm" svg:x2="17.316cm" svg:y2="10.102cm">
            <text:p/>
          </draw:line>
        </draw:g>
        <draw:g draw:style-name="gr2">
          <draw:custom-shape draw:style-name="gr3" draw:text-style-name="P2" draw:layer="layout" svg:width="1.956cm" svg:height="2.184cm" svg:x="17.721cm" svg:y="5.012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7.823cm" svg:y="5.583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7.602cm" svg:y="5.153cm">
            <text:p text:style-name="P3"><text:span text:style-name="T1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5" draw:layer="layout" svg:width="0.5cm" svg:height="0.229cm" svg:x="19.047cm" svg:y="5.1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5" draw:text-style-name="P6" draw:layer="layout" svg:x1="19.174cm" svg:y1="5.305cm" svg:x2="19.42cm" svg:y2="5.305cm">
            <text:p/>
          </draw:line>
        </draw:g>
        <draw:g draw:style-name="gr2">
          <draw:custom-shape draw:style-name="gr3" draw:text-style-name="P2" draw:layer="layout" svg:width="1.956cm" svg:height="2.184cm" svg:x="15.562cm" svg:y="7.4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5.664cm" svg:y="8.001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5.443cm" svg:y="7.571cm">
            <text:p text:style-name="P3"><text:span text:style-name="T1">C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5" draw:layer="layout" svg:width="0.5cm" svg:height="0.229cm" svg:x="16.888cm" svg:y="7.6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7" draw:text-style-name="P6" draw:layer="layout" svg:x1="17.015cm" svg:y1="7.723cm" svg:x2="17.261cm" svg:y2="7.723cm">
            <text:p/>
          </draw:line>
        </draw:g>
        <draw:g draw:style-name="gr2">
          <draw:custom-shape draw:style-name="gr3" draw:text-style-name="P2" draw:layer="layout" svg:width="1.956cm" svg:height="2.184cm" svg:x="17.721cm" svg:y="7.4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7.823cm" svg:y="8.001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7.602cm" svg:y="7.571cm">
            <text:p text:style-name="P3"><text:span text:style-name="T1">C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" draw:layer="layout" svg:width="0.5cm" svg:height="0.229cm" svg:x="19.047cm" svg:y="7.6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9" draw:text-style-name="P6" draw:layer="layout" svg:x1="19.174cm" svg:y1="7.723cm" svg:x2="19.42cm" svg:y2="7.723cm">
            <text:p/>
          </draw:line>
        </draw:g>
        <draw:g draw:style-name="gr2">
          <draw:custom-shape draw:style-name="gr8" draw:text-style-name="P7" draw:layer="layout" svg:width="1.956cm" svg:height="2.184cm" svg:x="17.721cm" svg:y="9.823cm">
            <text:p/>
            <draw:enhanced-geometry svg:viewBox="0 0 21600 21600" draw:path-stretchpoint-x="10800" draw:path-stretchpoint-y="10800" draw:text-areas="?f3 ?f4 ?f5 ?f6" draw:type="round-rectangle" draw:modifiers="1155.928646379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1" draw:layer="layout" svg:width="1.752cm" svg:height="1.523cm" svg:x="17.823cm" svg:y="10.394cm" svg:viewBox="0 0 1753 1524" svg:d="M1753 400v1067c0 10-4 20-13 29-8 8-20 15-34 20s-30 8-47 8v-1l-1565 1c-17 0-33-3-47-8s-26-12-34-20c-9-9-13-19-13-29v-781-286-400h1752v392c1 3 1 5 1 8z">
            <text:p/>
          </draw:path>
          <draw:custom-shape draw:style-name="gr5" draw:text-style-name="P4" draw:layer="layout" svg:width="1.016cm" svg:height="0.305cm" svg:x="17.602cm" svg:y="9.964cm">
            <text:p text:style-name="P3"><text:span text:style-name="T1">A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5" draw:layer="layout" svg:width="0.5cm" svg:height="0.229cm" svg:x="19.047cm" svg:y="10.0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1" draw:text-style-name="P6" draw:layer="layout" svg:x1="19.119cm" svg:y1="10.102cm" svg:x2="19.475cm" svg:y2="10.102cm">
            <text:p/>
          </draw:line>
        </draw:g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5:14:32.885737679</meta:creation-date>
    <dc:date>2026-03-10T17:58:13.613527554</dc:date>
    <meta:editing-duration>PT53M55S</meta:editing-duration>
    <meta:editing-cycles>10</meta:editing-cycles>
    <meta:generator>LibreOffice/24.2.7.2$Linux_X86_64 LibreOffice_project/420$Build-2</meta:generator>
    <meta:document-statistic meta:object-count="98"/>
  </office:meta>
</office:document-meta>
</file>